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e9f9" officeooo:paragraph-rsid="001de9f9"/>
    </style:style>
    <style:style style:name="P2" style:family="paragraph" style:parent-style-name="Standard">
      <style:text-properties style:text-underline-style="solid" style:text-underline-width="auto" style:text-underline-color="font-color" officeooo:rsid="001de9f9" officeooo:paragraph-rsid="001de9f9"/>
    </style:style>
    <style:style style:name="P3" style:family="paragraph" style:parent-style-name="Standard">
      <style:text-properties officeooo:rsid="001e28f2" officeooo:paragraph-rsid="001de9f9"/>
    </style:style>
    <style:style style:name="P4" style:family="paragraph" style:parent-style-name="Standard">
      <style:text-properties officeooo:rsid="001e28f2" officeooo:paragraph-rsid="001e28f2"/>
    </style:style>
    <style:style style:name="P5" style:family="paragraph" style:parent-style-name="Standard">
      <style:text-properties officeooo:rsid="000a65ed" officeooo:paragraph-rsid="0021c9ce"/>
    </style:style>
    <style:style style:name="P6" style:family="paragraph" style:parent-style-name="Standard">
      <style:text-properties officeooo:rsid="000a65ed" officeooo:paragraph-rsid="0024d604"/>
    </style:style>
    <style:style style:name="P7" style:family="paragraph" style:parent-style-name="Standard">
      <style:text-properties officeooo:rsid="000e22cc" officeooo:paragraph-rsid="0021c9ce"/>
    </style:style>
    <style:style style:name="P8" style:family="paragraph" style:parent-style-name="Standard">
      <style:text-properties officeooo:rsid="000e802c" officeooo:paragraph-rsid="0021c9ce"/>
    </style:style>
    <style:style style:name="P9" style:family="paragraph" style:parent-style-name="Standard">
      <style:text-properties officeooo:rsid="001114cf" officeooo:paragraph-rsid="0021c9ce"/>
    </style:style>
    <style:style style:name="P10" style:family="paragraph" style:parent-style-name="Standard">
      <style:text-properties officeooo:rsid="0012080b" officeooo:paragraph-rsid="0021c9ce"/>
    </style:style>
    <style:style style:name="P11" style:family="paragraph" style:parent-style-name="Standard">
      <style:text-properties fo:font-weight="bold" officeooo:rsid="000e802c" officeooo:paragraph-rsid="0021c9ce" style:font-weight-asian="bold" style:font-weight-complex="bold"/>
    </style:style>
    <style:style style:name="P12" style:family="paragraph" style:parent-style-name="Standard">
      <style:text-properties officeooo:rsid="0021c9ce" officeooo:paragraph-rsid="0021c9ce"/>
    </style:style>
    <style:style style:name="P13" style:family="paragraph" style:parent-style-name="Standard">
      <style:text-properties officeooo:rsid="0023aa4c" officeooo:paragraph-rsid="0023aa4c"/>
    </style:style>
    <style:style style:name="P14" style:family="paragraph" style:parent-style-name="Standard">
      <style:text-properties officeooo:rsid="0023aa4c" officeooo:paragraph-rsid="00283715"/>
    </style:style>
    <style:style style:name="P15" style:family="paragraph" style:parent-style-name="Standard">
      <style:text-properties officeooo:rsid="0023aa4c" officeooo:paragraph-rsid="0029ff50"/>
    </style:style>
    <style:style style:name="P16" style:family="paragraph" style:parent-style-name="Standard">
      <style:text-properties officeooo:rsid="0029ff50" officeooo:paragraph-rsid="0029ff50"/>
    </style:style>
    <style:style style:name="P17" style:family="paragraph" style:parent-style-name="Standard" style:list-style-name="L1">
      <style:text-properties officeooo:rsid="001de9f9" officeooo:paragraph-rsid="001de9f9"/>
    </style:style>
    <style:style style:name="P18" style:family="paragraph" style:parent-style-name="Standard">
      <style:text-properties fo:font-variant="normal" fo:text-transform="none" fo:color="#333333" style:font-name="Liberation Serif" fo:letter-spacing="normal" fo:language="es" fo:country="BO" fo:font-style="normal" fo:font-weight="normal" officeooo:rsid="001de9f9" officeooo:paragraph-rsid="001de9f9"/>
    </style:style>
    <style:style style:name="P19" style:family="paragraph" style:parent-style-name="Standard">
      <style:text-properties fo:font-variant="normal" fo:text-transform="none" fo:color="#333333" style:font-name="Liberation Serif" fo:letter-spacing="normal" fo:language="es" fo:country="BO" fo:font-style="normal" fo:font-weight="normal" officeooo:rsid="001e28f2" officeooo:paragraph-rsid="001e28f2"/>
    </style:style>
    <style:style style:name="P20" style:family="paragraph" style:parent-style-name="Standard">
      <style:text-properties fo:font-variant="normal" fo:text-transform="none" fo:color="#333333" style:font-name="Liberation Serif" fo:font-size="18pt" fo:letter-spacing="normal" fo:language="es" fo:country="BO" fo:font-style="normal" fo:font-weight="normal" officeooo:rsid="001de9f9" officeooo:paragraph-rsid="001de9f9" style:font-size-asian="18pt" style:font-size-complex="18pt"/>
    </style:style>
    <style:style style:name="P21" style:family="paragraph" style:parent-style-name="Standard">
      <style:text-properties officeooo:rsid="0024d604" officeooo:paragraph-rsid="0024d604"/>
    </style:style>
    <style:style style:name="P22" style:family="paragraph" style:parent-style-name="Standard">
      <style:text-properties fo:letter-spacing="normal" officeooo:rsid="0021c9ce" officeooo:paragraph-rsid="0021c9ce"/>
    </style:style>
    <style:style style:name="P23" style:family="paragraph" style:parent-style-name="Standard">
      <style:text-properties fo:font-size="18pt" fo:font-weight="bold" officeooo:rsid="001de9f9" officeooo:paragraph-rsid="001de9f9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18pt" fo:font-weight="bold" officeooo:rsid="002a3e0b" officeooo:paragraph-rsid="002a3e0b" style:font-size-asian="18pt" style:font-weight-asian="bold" style:font-size-complex="18pt" style:font-weight-complex="bold"/>
    </style:style>
    <style:style style:name="P25" style:family="paragraph" style:parent-style-name="Standard">
      <style:text-properties fo:font-size="18pt" fo:letter-spacing="normal" fo:font-weight="bold" officeooo:rsid="0021c9ce" officeooo:paragraph-rsid="0021c9ce" style:font-size-asian="18pt" style:font-weight-asian="bold" style:font-size-complex="18pt" style:font-weight-complex="bold"/>
    </style:style>
    <style:style style:name="P26" style:family="paragraph" style:parent-style-name="Standard">
      <style:text-properties officeooo:rsid="001e28f2" officeooo:paragraph-rsid="001de9f9"/>
    </style:style>
    <style:style style:name="P27" style:family="paragraph" style:parent-style-name="Standard">
      <style:text-properties officeooo:rsid="0023aa4c" officeooo:paragraph-rsid="0029ff50"/>
    </style:style>
    <style:style style:name="P28" style:family="paragraph" style:parent-style-name="Standard">
      <style:text-properties officeooo:rsid="0023aa4c" officeooo:paragraph-rsid="0023aa4c"/>
    </style:style>
    <style:style style:name="P29" style:family="paragraph" style:parent-style-name="Text_20_body">
      <style:text-properties fo:font-size="18pt" fo:font-weight="bold" officeooo:rsid="002a3e0b" officeooo:paragraph-rsid="002a3e0b" style:font-size-asian="18pt" style:font-weight-asian="bold" style:font-size-complex="18pt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Liberation Serif" fo:letter-spacing="normal" fo:language="es" fo:country="BO" fo:font-style="normal" fo:font-weight="normal"/>
    </style:style>
    <style:style style:name="T2" style:family="text">
      <style:text-properties fo:font-variant="normal" fo:text-transform="none" fo:color="#000000" style:font-name="Arial" fo:font-size="7.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7.5pt" fo:letter-spacing="normal" fo:font-style="normal" fo:font-weight="normal" officeooo:rsid="0023aa4c"/>
    </style:style>
    <style:style style:name="T4" style:family="text">
      <style:text-properties fo:font-variant="normal" fo:text-transform="none" fo:color="#000000" fo:font-size="7.5pt" fo:letter-spacing="normal" fo:font-style="normal" fo:font-weight="normal" officeooo:rsid="0023aa4c"/>
    </style:style>
    <style:style style:name="T5" style:family="text">
      <style:text-properties fo:font-variant="normal" fo:text-transform="none" fo:color="#000000" style:font-name="Liberation Serif" fo:font-size="7.5pt" fo:letter-spacing="normal" fo:font-style="normal" fo:font-weight="normal" officeooo:rsid="0023aa4c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23aa4c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3aa4c" style:font-size-asian="12pt" style:font-size-complex="12pt"/>
    </style:style>
    <style:style style:name="T8" style:family="text">
      <style:text-properties fo:letter-spacing="normal"/>
    </style:style>
    <style:style style:name="T9" style:family="text">
      <style:text-properties fo:letter-spacing="-0.026cm"/>
    </style:style>
    <style:style style:name="T10" style:family="text">
      <style:text-properties fo:letter-spacing="-0.106cm"/>
    </style:style>
    <style:style style:name="T11" style:family="text">
      <style:text-properties officeooo:rsid="001114cf"/>
    </style:style>
    <style:style style:name="T12" style:family="text">
      <style:text-properties officeooo:rsid="00106853"/>
    </style:style>
    <style:style style:name="T13" style:family="text">
      <style:text-properties officeooo:rsid="000e802c"/>
    </style:style>
    <style:style style:name="T14" style:family="text">
      <style:text-properties officeooo:rsid="0012080b"/>
    </style:style>
    <style:style style:name="T15" style:family="text">
      <style:text-properties officeooo:rsid="0021c9ce"/>
    </style:style>
    <style:style style:name="T16" style:family="text">
      <style:text-properties officeooo:rsid="0024d604"/>
    </style:style>
    <style:style style:name="T17" style:family="text">
      <style:text-properties officeooo:rsid="002688f6"/>
    </style:style>
    <style:style style:name="T18" style:family="text">
      <style:text-properties officeooo:rsid="00283715"/>
    </style:style>
    <style:style style:name="T19" style:family="text">
      <style:text-properties officeooo:rsid="0029ff50"/>
    </style:style>
    <style:style style:name="T20" style:family="text">
      <style:text-properties officeooo:rsid="002a3e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1 a)</text:p>
      <text:p text:style-name="P1"/>
      <text:list xml:id="list2673405719533282241" text:style-name="L1">
        <text:list-item>
          <text:p text:style-name="P17">/etc/sysconfig/network: activa la red en este archivo.</text:p>
        </text:list-item>
        <text:list-item>
          <text:p text:style-name="P17">/etc/sysconfig/network-scripts/ifcfg-eth0: Establezca la dirección IP del enrutador IPv6 predeterminado y del servidor en este archivo.</text:p>
          <text:p text:style-name="P17"/>
        </text:list-item>
      </text:list>
      <text:p text:style-name="P1">Ejemplo:</text:p>
      <text:p text:style-name="P2"/>
      <text:p text:style-name="P1"><text:s/># vim /etc/sysconfig/network</text:p>
      <text:p text:style-name="P1"><text:tab/>[…]</text:p>
      <text:p text:style-name="P1"><text:tab/>NETWORKING_IPV6=yes</text:p>
      <text:p text:style-name="P1"><text:s text:c="2"/># vim /etc/sysconfig/<text:span text:style-name="T1">network-scripts/ifcfg-eth0</text:span></text:p>
      <text:p text:style-name="P18"><text:s text:c="12"/>[…]</text:p>
      <text:p text:style-name="P18"><text:tab/>IPV6INIT=yes</text:p>
      <text:p text:style-name="P18"><text:tab/>IPV6ADDR= [ipv6-IP address]</text:p>
      <text:p text:style-name="P18"><text:tab/>IPV&amp;_DEFAULTGW= [ipv6-IP-gateway-address]</text:p>
      <text:p text:style-name="P1"/>
      <text:p text:style-name="P20">1b) </text:p>
      <text:p text:style-name="P1"/>
      <text:p text:style-name="P19">#!/bin/bash</text:p>
      <text:p text:style-name="P4"/>
      <text:p text:style-name="P19">clear</text:p>
      <text:p text:style-name="P19">read -p "Cual es la tarjeta de red que tiene? ej. eth0: " tarjeta</text:p>
      <text:p text:style-name="P4"/>
      <text:p text:style-name="P19">rm -rf /etc/sysconfig/network-scripts/$tarjeta</text:p>
      <text:p text:style-name="P4"/>
      <text:p text:style-name="P19">touch /etc/sysconfig/network-scripts/$tarjeta</text:p>
      <text:p text:style-name="P4"/>
      <text:p text:style-name="P19">echo DEVICE=$tarjeta &gt;&gt; /etc/sysconfig/network-scripts/$tarjeta</text:p>
      <text:p text:style-name="P19">echo BOOTPROTO=static &gt;&gt; /etc/sysconfig/network-scripts/$tarjeta</text:p>
      <text:p text:style-name="P19">echo IPADDR=192.168.150.100 &gt;&gt; /etc/sysconfig/network-scripts/$tarjeta</text:p>
      <text:p text:style-name="P19">echo NETMASK=255.255.255.0 &gt;&gt; /etc/sysconfig/network-scripts/$tarjeta</text:p>
      <text:p text:style-name="P19">echo NETWORK=192.168.150.0 &gt;&gt; /etc/sysconfig/network-scripts/$tarjeta</text:p>
      <text:p text:style-name="P19">echo BROADCAST=192.168.150.255 &gt;&gt; /etc/sysconfig/network-scripts/$tarjeta</text:p>
      <text:p text:style-name="P19">echo ONBOOT=yes &gt;&gt; /etc/sysconfig/network-scripts/$tarjeta</text:p>
      <text:p text:style-name="P4"/>
      <text:p text:style-name="P19">echo "Reiniciando configuración&gt;&gt;&gt;&gt;&gt;&gt;&gt;&gt;&gt;&gt;&gt;&gt;&gt;"</text:p>
      <text:p text:style-name="P19">service network restart</text:p>
      <text:p text:style-name="P19">echo "Verificando configuración&gt;&gt;&gt;&gt;&gt;&gt;&gt;&gt;&gt;&gt;&gt;&gt;&gt;"</text:p>
      <text:p text:style-name="P19">ifconfig</text:p>
      <text:p text:style-name="P19">echo "Conectandonos a la red de la clase&gt;&gt;&gt;&gt;&gt;&gt;&gt;&gt;&gt;&gt;&gt;&gt;"</text:p>
      <text:p text:style-name="P19">ip address add 192.168.2.1/24 brd + dev $tarjeta</text:p>
      <text:p text:style-name="P19">ip route delete</text:p>
      <text:p text:style-name="P19">ip route add default via 192.168.2.99</text:p>
      <text:p text:style-name="P4"/>
      <text:p text:style-name="P19">echo "Fin"</text:p>
      <text:p text:style-name="P4"/>
      <text:p text:style-name="P19"/>
      <text:p text:style-name="P1"/>
      <text:p text:style-name="P1"/>
      <text:p text:style-name="P3"/>
      <text:p text:style-name="P3"><text:soft-page-break/></text:p>
      <text:p text:style-name="P24">2a)</text:p>
      <text:p text:style-name="P7">1. Conecte los equipos T1, T2, GW1 y GW2 utilizando los cables correspondientes</text:p>
      <text:p text:style-name="P8">2. Detenga los servicios de <text:span text:style-name="T11">configuración</text:span> de red en todas las terminales</text:p>
      <text:p text:style-name="P8"><text:tab/>service NetworkManager stop</text:p>
      <text:p text:style-name="P9">3. Detenga los servicios de red en todas las terminales</text:p>
      <text:p text:style-name="P9"><text:tab/>service network stop</text:p>
      <text:p text:style-name="P11">Configuracion en T1</text:p>
      <text:p text:style-name="P8">1. Agregue o mofifique la siguiente informacion en el archivo de configuracion /etc/sysconfig/network-scripts/ifcfg-eth0</text:p>
      <text:p text:style-name="P8"><text:tab/>DEVICE=eth0</text:p>
      <text:p text:style-name="P8"><text:tab/>BOOTPROTO=static</text:p>
      <text:p text:style-name="P8"><text:tab/>IPADDR=1<text:span text:style-name="T12">72</text:span>.16.5.10</text:p>
      <text:p text:style-name="P8"><text:tab/>NETMASK=255.255.255.0</text:p>
      <text:p text:style-name="P8"><text:tab/>BROADCAST=1<text:span text:style-name="T12">72</text:span>.16.5.255</text:p>
      <text:p text:style-name="P5"><text:tab/><text:span text:style-name="T13">ONBOOT=yes</text:span></text:p>
      <text:p text:style-name="P8">2. <text:span text:style-name="T15">Iniciar</text:span> <text:span text:style-name="T15">los</text:span>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8"/>
      <text:p text:style-name="P11">Configuracion en <text:span text:style-name="T11">GW1</text:span></text:p>
      <text:p text:style-name="P8">1. Agregue o mofifique la siguiente informacion en el archivo de configuracion /etc/sysconfig/network-scripts/ifcfg-eth0</text:p>
      <text:p text:style-name="P8"><text:tab/>DEVICE=eth0</text:p>
      <text:p text:style-name="P8"><text:tab/>BOOTPROTO=static</text:p>
      <text:p text:style-name="P8"><text:tab/>IPADDR=1<text:span text:style-name="T12">72</text:span>.16.5.<text:span text:style-name="T11">2</text:span>0</text:p>
      <text:p text:style-name="P8"><text:tab/>NETMASK=255.255.255.0</text:p>
      <text:p text:style-name="P8"><text:tab/>BROADCAST=1<text:span text:style-name="T12">72</text:span>.16.5.255</text:p>
      <text:p text:style-name="P5"><text:tab/><text:span text:style-name="T13">ONBOOT=yes</text:span></text:p>
      <text:p text:style-name="P8">2. Reiniciar el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8">1. Agregue o mofifique la siguiente informacion en el archivo de configuracion /etc/sysconfig/network-scripts/ifcfg-eth<text:span text:style-name="T11">1</text:span></text:p>
      <text:p text:style-name="P8"><text:tab/>DEVICE=eth<text:span text:style-name="T11">1</text:span></text:p>
      <text:p text:style-name="P8"><text:tab/>BOOTPROTO=static</text:p>
      <text:p text:style-name="P8"><text:tab/>IPADDR=1<text:span text:style-name="T11">92</text:span>.16<text:span text:style-name="T11">8</text:span>.<text:span text:style-name="T11">30</text:span>.<text:span text:style-name="T11">3</text:span>0</text:p>
      <text:p text:style-name="P8"><text:tab/>NETMASK=255.255.255.<text:span text:style-name="T11">128</text:span></text:p>
      <text:p text:style-name="P8"><text:tab/>BROADCAST=1<text:span text:style-name="T11">92.168.30.127</text:span></text:p>
      <text:p text:style-name="P5"><text:tab/><text:span text:style-name="T13">ONBOOT=yes</text:span></text:p>
      <text:p text:style-name="P8">2. <text:span text:style-name="T15">Iniciar</text:span> el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11">Configuracion en T2</text:p>
      <text:p text:style-name="P8">1. Agregue o mofifique la siguiente informacion en el archivo de configuracion /etc/sysconfig/network-scripts/ifcfg-eth0</text:p>
      <text:p text:style-name="P8"><text:tab/>DEVICE=eth0</text:p>
      <text:p text:style-name="P8"><text:tab/>BOOTPROTO=static</text:p>
      <text:p text:style-name="P8"><text:tab/>IPADDR=1<text:span text:style-name="T12">7</text:span>2.16.90.60</text:p>
      <text:p text:style-name="P8"><text:soft-page-break/><text:tab/>NETMASK=255.255.255.<text:span text:style-name="T12">192</text:span></text:p>
      <text:p text:style-name="P8"><text:tab/>BROADCAST=1<text:span text:style-name="T12">7</text:span>2.16.<text:span text:style-name="T12">90.63</text:span></text:p>
      <text:p text:style-name="P21">RIP : Protocolo de enrutamiento de gateway Interior por vector distancia.</text:p>
      <text:p text:style-name="P6"/>
      <text:p text:style-name="P21">IGRP: Protocolo de enrutamiento de gateway Interior por vector distancia, del cual es propietario CISCO.</text:p>
      <text:p text:style-name="P6"/>
      <text:p text:style-name="P21">EIGRP: Protocolo de enrutamiento de gateway Interior por vector distancia, es una versión mejorada de IGRP.</text:p>
      <text:p text:style-name="P6"/>
      <text:p text:style-name="P21">OSPF: Protocolo de enrutamiento de gateway Interior por estado de enlace.</text:p>
      <text:p text:style-name="P6"/>
      <text:p text:style-name="P6"><text:span text:style-name="T16">BGP: Protocolo de enrutamiento de gateway exterior por vector ditancia.</text:span><text:tab/><text:span text:style-name="T13">ONBOOT=yes</text:span></text:p>
      <text:p text:style-name="P8">2. <text:span text:style-name="T15">Iniciar</text:span> <text:span text:style-name="T15">los</text:span>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8"/>
      <text:p text:style-name="P11">Configuracion en <text:span text:style-name="T11">GW</text:span>2</text:p>
      <text:p text:style-name="P8">1. Agregue o mofifique la siguiente informacion en el archivo de configuracion /etc/sysconfig/network-scripts/ifcfg-eth<text:span text:style-name="T11">1</text:span></text:p>
      <text:p text:style-name="P8"><text:tab/>DEVICE=eth<text:span text:style-name="T11">1</text:span></text:p>
      <text:p text:style-name="P8"><text:tab/>BOOTPROTO=static</text:p>
      <text:p text:style-name="P8"><text:tab/>IPADDR=1<text:span text:style-name="T12">7</text:span>2.16.90.<text:span text:style-name="T11">5</text:span>0</text:p>
      <text:p text:style-name="P8"><text:tab/>NETMASK=255.255.255.<text:span text:style-name="T12">192</text:span></text:p>
      <text:p text:style-name="P8"><text:tab/>BROADCAST=1<text:span text:style-name="T12">7</text:span>2.16.<text:span text:style-name="T12">90.63</text:span></text:p>
      <text:p text:style-name="P5"><text:tab/><text:span text:style-name="T13">ONBOOT=yes</text:span></text:p>
      <text:p text:style-name="P8">2. Reiniciar el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8"/>
      <text:p text:style-name="P8">1. Agregue o mofifique la siguiente informacion en el archivo de configuracion /etc/sysconfig/network-scripts/ifcfg-eth<text:span text:style-name="T14">0</text:span></text:p>
      <text:p text:style-name="P8"><text:tab/>DEVICE=eth<text:span text:style-name="T14">0</text:span></text:p>
      <text:p text:style-name="P8"><text:tab/>BOOTPROTO=static</text:p>
      <text:p text:style-name="P8"><text:tab/>IPADDR=1<text:span text:style-name="T14">9</text:span>2.16<text:span text:style-name="T14">8</text:span>.<text:span text:style-name="T14">3</text:span>0.<text:span text:style-name="T14">4</text:span>0</text:p>
      <text:p text:style-name="P8"><text:tab/>NETMASK=255.255.255.<text:span text:style-name="T12">128</text:span></text:p>
      <text:p text:style-name="P8"><text:tab/>BROADCAST=1<text:span text:style-name="T14">9</text:span>2.16<text:span text:style-name="T14">8</text:span>.<text:span text:style-name="T14">30.127</text:span></text:p>
      <text:p text:style-name="P5"><text:tab/><text:span text:style-name="T13">ONBOOT=yes</text:span></text:p>
      <text:p text:style-name="P8">2. Reiniciar el servicios</text:p>
      <text:p text:style-name="P8"><text:tab/>service network restart</text:p>
      <text:p text:style-name="P8">3. Verifique que la configuracion este activa</text:p>
      <text:p text:style-name="P8"><text:tab/>ifconfig</text:p>
      <text:p text:style-name="P10">Habilitar el re-envio IP en ambas pasarelas GW1 y GW2</text:p>
      <text:p text:style-name="P5"><text:span text:style-name="T8"><text:tab/>echo</text:span><text:span text:style-name="T9"> 1 </text:span><text:span text:style-name="T10">&gt;</text:span><text:span text:style-name="T9"> </text:span><text:span text:style-name="T8">/proc/sys/net/ipv4/ip_forward</text:span></text:p>
      <text:p text:style-name="P5"/>
      <text:p text:style-name="P12"/>
      <text:p text:style-name="P12"/>
      <text:p text:style-name="P12"/>
      <text:p text:style-name="P22"/>
      <text:p text:style-name="P22"/>
      <text:p text:style-name="P25"><text:soft-page-break/>2<text:span text:style-name="T20">b)</text:span></text:p>
      <text:p text:style-name="P13">1. Conecte los equipos T1, T2 y GW1 utilizando un cable UTP cruzado</text:p>
      <text:p text:style-name="P13"/>
      <text:p text:style-name="P13">2. Detenga los servicios de configuración de red en los tres equipos T1, T2 y GW1</text:p>
      <text:p text:style-name="P13"/>
      <text:p text:style-name="P13"><text:tab/># service NetworkManager stop</text:p>
      <text:p text:style-name="P13"/>
      <text:p text:style-name="P13">3. Detenga los servicios de red en los tres equipos T1, T2 y GW1</text:p>
      <text:p text:style-name="P13"/>
      <text:p text:style-name="P13"><text:tab/># service network stop</text:p>
      <text:p text:style-name="P13"/>
      <text:p text:style-name="P13">4. Verifique que la configuración esté activa</text:p>
      <text:p text:style-name="P13"/>
      <text:p text:style-name="P13"><text:tab/># ifconfig</text:p>
      <text:p text:style-name="P13"/>
      <text:p text:style-name="P13"><text:span text:style-name="T16">5</text:span>. Configurar la terminal T1 utilizando los comandos <text:span text:style-name="T18">ip</text:span></text:p>
      <text:p text:style-name="P13"/>
      <text:p text:style-name="P14"><text:s text:c="2"/><text:tab/># <text:span text:style-name="T18">ip address add dev eth0 2001:db8:abcd:1000::10/64</text:span></text:p>
      <text:p text:style-name="P14"><text:tab/><text:span text:style-name="T18"># ip -6 route add default 2001:db8:abcd:1000::20/64</text:span></text:p>
      <text:p text:style-name="P14"/>
      <text:p text:style-name="P13"><text:span text:style-name="T17">6</text:span>. Configurar la pasarela GW1 utilizando los comandos <text:span text:style-name="T18">ip</text:span></text:p>
      <text:p text:style-name="P13"/>
      <text:p text:style-name="P14"><text:tab/># <text:span text:style-name="T18">ip address add dev eth0 2001:db8:abcd:1000::20/64</text:span></text:p>
      <text:p text:style-name="P14"><text:tab/># ip address add <text:span text:style-name="T18">2001:db8:abcd:1000::30/64</text:span> brd + dev eth1</text:p>
      <text:p text:style-name="P13"/>
      <text:p text:style-name="P13"><text:span text:style-name="T17">7</text:span>. Configurar la terminal T2 utilizando los comandos <text:span text:style-name="T18">ip</text:span></text:p>
      <text:p text:style-name="P13"/>
      <text:p text:style-name="P14"><text:tab/># <text:span text:style-name="T18">ip address add dev eth0 2001:db8:abcd:2000::40/64</text:span></text:p>
      <text:p text:style-name="P14"><text:tab/><text:span text:style-name="T18"># ip -6 route add default 2001:db8:abcd:1000::30/64</text:span></text:p>
      <text:p text:style-name="P13"/>
      <text:p text:style-name="P13"><text:span text:style-name="T17">8</text:span>. Habilitar el re-envío IP en la pasarela GW1, si no se activara la conectividad entre T1 y T2 no sería posible</text:p>
      <text:p text:style-name="P13"/>
      <text:p text:style-name="P13"><text:tab/># echo 1 &gt; /proc/sys/net/ipv<text:span text:style-name="T18">6</text:span>/ip_forward</text:p>
      <text:p text:style-name="P13"/>
      <text:p text:style-name="P13"><text:span text:style-name="T17">9</text:span>. Probamos la conectividad entre T1 y T2</text:p>
      <text:p text:style-name="P13"/>
      <text:p text:style-name="P14"><text:tab/># ping<text:span text:style-name="T18">6</text:span> <text:span text:style-name="T18">2001:db8:abcd:2000::40</text:span> (desde T1) .... NO Existe !!!</text:p>
      <text:p text:style-name="P13"/>
      <text:p text:style-name="P14"><text:tab/># ping<text:span text:style-name="T18">6</text:span> <text:span text:style-name="T18">2001:db8:abcd:1000::10</text:span> (desde T2) .... NO Existe !!!</text:p>
      <text:p text:style-name="P13"/>
      <text:p text:style-name="P13"><text:span text:style-name="T17">10</text:span>. Probamos la conectividad entre T1/T2 y GW1</text:p>
      <text:p text:style-name="P13"/>
      <text:p text:style-name="P15"><text:tab/># ping<text:span text:style-name="T19">6</text:span> <text:span text:style-name="T18">2001:db8:abcd:1000::20</text:span> (desde T1) .... Existe !!!</text:p>
      <text:p text:style-name="P13"/>
      <text:p text:style-name="P15"><text:tab/># ping<text:span text:style-name="T19">6</text:span> <text:span text:style-name="T18">2001:db8:abcd:1000::30</text:span> (desde T2) .... Existe !!!</text:p>
      <text:p text:style-name="P16"/>
      <text:p text:style-name="P13"><text:span text:style-name="T17">11</text:span>. Verificamos la tabla de enrutamiento de cada terminal y de la pasarela</text:p>
      <text:p text:style-name="P13"/>
      <text:p text:style-name="P13"><text:tab/># route –n (en T1, T2 y GW1)</text:p>
      <text:p text:style-name="P13"/>
      <text:p text:style-name="P13"><text:span text:style-name="T17">12</text:span>. Agregaremos una ruta estática en T1 hacia la red de T2 usando el comando route</text:p>
      <text:p text:style-name="P13"><text:soft-page-break/></text:p>
      <text:p text:style-name="P15"><text:tab/># route -<text:span text:style-name="T19">6</text:span> add –net <text:span text:style-name="T18">2001:db8:abcd:1000::/64</text:span> gw <text:s/><text:span text:style-name="T18">2001:db8:abcd:1000::20/64</text:span></text:p>
      <text:p text:style-name="P15"/>
      <text:p text:style-name="P13"><text:span text:style-name="T17">13</text:span>. Probamos la conectividad entre T1 y T2</text:p>
      <text:p text:style-name="P13"/>
      <text:p text:style-name="P15"><text:tab/># ping<text:span text:style-name="T19">6</text:span> <text:span text:style-name="T18">2001:db8:abcd:1000::40</text:span> (desde T1) .... NO Existe !!!</text:p>
      <text:p text:style-name="P13"/>
      <text:p text:style-name="P15"><text:tab/># ping<text:span text:style-name="T19">6</text:span> <text:span text:style-name="T18">2001:db8:abcd:1000::10</text:span> (desde T2) .... NO Existe !!!</text:p>
      <text:p text:style-name="P13"/>
      <text:p text:style-name="P13"><text:span text:style-name="T17">14</text:span>. Agregaremos una ruta por defecto en T2 a través de GW1, usando el comando ip</text:p>
      <text:p text:style-name="P13"/>
      <text:p text:style-name="P15"><text:tab/># ip -<text:span text:style-name="T19">6 </text:span>route add default via <text:s/><text:span text:style-name="T18">2001:db8:abcd:1000::30</text:span></text:p>
      <text:p text:style-name="P13"/>
      <text:p text:style-name="P13"><text:span text:style-name="T17">15</text:span>. Probamos la conectividad entre T1 y T2</text:p>
      <text:p text:style-name="P13"/>
      <text:p text:style-name="P15"><text:tab/># ping<text:span text:style-name="T19">6</text:span> <text:span text:style-name="T18">2001:db8:abcd:1000::40</text:span> (desde T1) .... Existe !!!</text:p>
      <text:p text:style-name="P13"/>
      <text:p text:style-name="P15"><text:tab/># ping<text:span text:style-name="T19">6</text:span> <text:span text:style-name="T18">2001:db8:abcd:1000::10</text:span> (desde T2) .... Existe !!!</text:p>
      <text:p text:style-name="P15"/>
      <text:p text:style-name="P15"/>
      <text:p text:style-name="P15"/>
      <text:p text:style-name="P15"/>
      <text:p text:style-name="P24">3b)</text:p>
      <text:p text:style-name="P29"><text:span text:style-name="Strong_20_Emphasis"><text:span text:style-name="T7">RIP : </text:span></text:span><text:span text:style-name="T7">Protocolo de enrutamiento de gateway Interior por vector distancia.</text:span></text:p>
      <text:p text:style-name="P30"><text:span text:style-name="Strong_20_Emphasis"><text:span text:style-name="T7">IGRP: </text:span></text:span><text:span text:style-name="T7">Protocolo de enrutamiento de gateway Interior por vector distancia, del cual es propietario CISCO.</text:span></text:p>
      <text:p text:style-name="P30"><text:span text:style-name="Strong_20_Emphasis"><text:span text:style-name="T7">EIGRP: </text:span></text:span><text:span text:style-name="T7">Protocolo de enrutamiento de gateway Interior por vector distancia, es una versión mejorada de IGRP.</text:span></text:p>
      <text:p text:style-name="P30"><text:span text:style-name="Strong_20_Emphasis"><text:span text:style-name="T7">OSPF: </text:span></text:span><text:span text:style-name="T7">Protocolo de enrutamiento de gateway Interior por estado de enlace.</text:span></text:p>
      <text:p text:style-name="P30"><text:span text:style-name="Strong_20_Emphasis"><text:span text:style-name="T7">BGP: </text:span></text:span><text:span text:style-name="T7">Protocolo de enrutamiento de gateway exterior por vector ditancia.</text:span></text:p>
      <text:p text:style-name="P24"/>
      <text:p text:style-name="P24"/>
      <text:p text:style-name="P24">Manuales aparte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acuchapi </meta:initial-creator>
    <meta:creation-date>2018-01-08T09:05:56.659221989</meta:creation-date>
    <dc:date>2018-01-08T20:57:43.346347197</dc:date>
    <dc:creator>cmacuchapi </dc:creator>
    <meta:editing-duration>PT9H50M8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5" meta:paragraph-count="161" meta:word-count="859" meta:character-count="6611" meta:non-whitespace-character-count="5819"/>
  </office:meta>
</office:document-meta>
</file>